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OpenSymbol" svg:font-family="Open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automatic-styles>
    <style:style style:name="P1" style:family="paragraph" style:parent-style-name="normal1" style:master-page-name="Standard">
      <style:paragraph-properties fo:margin-top="0in" fo:margin-bottom="0in" style:contextual-spacing="false" fo:line-height="100%" fo:text-align="justify" style:justify-single-word="false" fo:keep-together="auto" fo:orphans="0" fo:widows="0" style:page-number="1" fo:break-before="auto" fo:break-after="auto" fo:keep-with-next="auto"/>
    </style:style>
    <style:style style:name="P2" style:family="paragraph" style:parent-style-name="normal1">
      <style:paragraph-properties fo:margin-top="0in" fo:margin-bottom="0in" style:contextual-spacing="false" fo:line-height="100%" fo:text-align="justify" style:justify-single-word="false" fo:orphans="0" fo:widows="0">
        <style:tab-stops>
          <style:tab-stop style:position="0.3126in"/>
          <style:tab-stop style:position="7.5in" style:type="right"/>
        </style:tab-stops>
      </style:paragraph-properties>
    </style:style>
    <style:style style:name="P3" style:family="paragraph" style:parent-style-name="normal1">
      <style:paragraph-properties fo:margin-top="0in" fo:margin-bottom="0in" style:contextual-spacing="false" fo:line-height="100%" fo:text-align="justify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4" style:family="paragraph" style:parent-style-name="normal1">
      <style:paragraph-properties fo:margin-top="0in" fo:margin-bottom="0in" style:contextual-spacing="false" fo:line-height="100%" fo:text-align="justify" style:justify-single-word="false" fo:orphans="0" fo:widows="0"/>
    </style:style>
    <style:style style:name="P5" style:family="paragraph" style:parent-style-name="normal1" style:list-style-name="WWNum2">
      <style:paragraph-properties fo:margin-left="0.5in" fo:margin-top="0in" fo:margin-bottom="0in" style:contextual-spacing="false" fo:line-height="100%" fo:text-align="justify" style:justify-single-word="false" fo:orphans="0" fo:widows="0" fo:text-indent="-0.25in" style:auto-text-indent="false">
        <style:tab-stops>
          <style:tab-stop style:position="7.5in" style:type="right"/>
        </style:tab-stops>
      </style:paragraph-properties>
    </style:style>
    <style:style style:name="P6" style:family="paragraph" style:parent-style-name="normal1">
      <style:paragraph-properties fo:margin-top="0in" fo:margin-bottom="0in" style:contextual-spacing="false" fo:line-height="100%" fo:text-align="justify" style:justify-single-word="false" fo:orphans="0" fo:widows="0">
        <style:tab-stops>
          <style:tab-stop style:position="7.5in" style:type="right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normal1">
      <style:paragraph-properties fo:margin-top="0in" fo:margin-bottom="0in" style:contextual-spacing="false" fo:line-height="100%" fo:text-align="justify" style:justify-single-word="false" fo:orphans="0" fo:widows="0">
        <style:tab-stops>
          <style:tab-stop style:position="7.5in" style:type="right"/>
        </style:tab-stops>
      </style:paragraph-properties>
    </style:style>
    <style:style style:name="P8" style:family="paragraph" style:parent-style-name="normal1" style:list-style-name="WWNum1">
      <style:paragraph-properties fo:margin-left="0.5in" fo:margin-top="0in" fo:margin-bottom="0in" style:contextual-spacing="false" fo:line-height="100%" fo:text-align="justify" style:justify-single-word="false" fo:orphans="0" fo:widows="0" fo:text-indent="-0.25in" style:auto-text-indent="false">
        <style:tab-stops>
          <style:tab-stop style:position="2.6252in"/>
          <style:tab-stop style:position="6.5in" style:type="right"/>
        </style:tab-stops>
      </style:paragraph-properties>
    </style:style>
    <style:style style:name="P9" style:family="paragraph" style:parent-style-name="normal1">
      <style:paragraph-properties fo:margin-top="0in" fo:margin-bottom="0in" style:contextual-spacing="false" fo:line-height="100%" fo:text-align="justify" style:justify-single-word="false" fo:orphans="0" fo:widows="0">
        <style:tab-stops>
          <style:tab-stop style:position="7.5in" style:type="right"/>
        </style:tab-stops>
      </style:paragraph-properties>
      <style:text-properties fo:font-size="10pt" style:font-size-asian="10pt" style:font-size-complex="10pt"/>
    </style:style>
    <style:style style:name="P10" style:family="paragraph" style:parent-style-name="normal1">
      <style:paragraph-properties fo:margin-top="0in" fo:margin-bottom="0in" style:contextual-spacing="false" fo:line-height="100%" fo:text-align="justify" style:justify-single-word="false" fo:orphans="0" fo:widows="0"/>
      <style:text-properties fo:font-size="12pt" style:font-size-asian="12pt" style:font-size-complex="12pt"/>
    </style:style>
    <style:style style:name="P11" style:family="paragraph" style:parent-style-name="normal1">
      <style:paragraph-properties fo:margin-left="0in" fo:margin-top="0in" fo:margin-bottom="0in" style:contextual-spacing="false" fo:line-height="100%" fo:text-align="justify" style:justify-single-word="false" fo:orphans="0" fo:widows="0" fo:text-indent="0in" style:auto-text-indent="false">
        <style:tab-stops>
          <style:tab-stop style:position="2.6252in"/>
          <style:tab-stop style:position="6.5in" style:type="right"/>
        </style:tab-stops>
      </style:paragraph-properties>
      <style:text-properties fo:font-size="12pt" style:font-size-asian="12pt" style:font-size-complex="12pt"/>
    </style:style>
    <style:style style:name="P12" style:family="paragraph" style:parent-style-name="normal1">
      <style:paragraph-properties fo:margin-left="0in" fo:margin-top="0in" fo:margin-bottom="0in" style:contextual-spacing="false" fo:line-height="100%" fo:text-align="justify" style:justify-single-word="false" fo:orphans="0" fo:widows="0" fo:text-indent="0in" style:auto-text-indent="false">
        <style:tab-stops>
          <style:tab-stop style:position="2.6252in"/>
          <style:tab-stop style:position="6.5in" style:type="right"/>
        </style:tab-stops>
      </style:paragraph-properties>
      <style:text-properties fo:font-size="10pt" style:font-size-asian="10pt" style:font-size-complex="10pt"/>
    </style:style>
    <style:style style:name="P13" style:family="paragraph" style:parent-style-name="normal1">
      <style:paragraph-properties fo:margin-top="0in" fo:margin-bottom="0in" style:contextual-spacing="false" fo:line-height="100%" fo:text-align="justify" style:justify-single-word="false" fo:orphans="0" fo:widows="0"/>
      <style:text-properties officeooo:paragraph-rsid="0011fd76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1155cc" loext:opacity="100%"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1.5pt" style:font-size-asian="11.5pt" style:font-size-complex="11.5pt"/>
    </style:style>
    <style:style style:name="T6" style:family="text">
      <style:text-properties fo:font-size="11.5pt" fo:font-weight="bold" style:font-size-asian="11.5pt" style:font-weight-asian="bold" style:font-size-complex="11.5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0pt" style:text-underline-style="none" style:font-size-asian="10pt" style:font-size-complex="10pt"/>
    </style:style>
    <style:style style:name="T9" style:family="text">
      <style:text-properties fo:font-size="11.5pt" fo:font-weight="normal" style:font-size-asian="11.5pt" style:font-weight-asian="normal" style:font-size-complex="11.5pt" style:font-weight-complex="normal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pt" fo:font-weight="bold" style:font-size-asian="10pt" style:font-weight-asian="bold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hris Munoz </text:span><text:span text:style-name="T2">| New York, NY</text:span><text:tab/></text:p>
      <text:p text:style-name="P2" loext:marker-style-name="T3"><text:span text:style-name="T4">Email: </text:span><text:a xlink:type="simple" xlink:href="mailto:chris@munozpi.com" text:style-name="ListLabel_20_28" text:visited-style-name="ListLabel_20_28"><text:span text:style-name="T3">chris@munozpi.com</text:span></text:a></text:p>
      <text:p text:style-name="P2" loext:marker-style-name="T3"><text:span text:style-name="T4">GitHub:</text:span><text:a xlink:type="simple" xlink:href="https://github.com/cmpi66" text:style-name="ListLabel_20_29" text:visited-style-name="ListLabel_20_29"><text:span text:style-name="T4"> </text:span></text:a><text:a xlink:type="simple" xlink:href="https://github.com/cmpi66" text:style-name="ListLabel_20_28" text:visited-style-name="ListLabel_20_28"><text:span text:style-name="T3">github.com/cmpi66</text:span></text:a></text:p>
      <text:p text:style-name="P2" loext:marker-style-name="T4"><text:span text:style-name="T4">LinkedIn:</text:span><text:a xlink:type="simple" xlink:href="https://www.linkedin.com/in/chris-munoz-88052b207/" text:style-name="ListLabel_20_29" text:visited-style-name="ListLabel_20_29"><text:span text:style-name="T4"> </text:span></text:a><text:a xlink:type="simple" xlink:href="https://www.linkedin.com/in/chris-munoz-88052b207/" text:style-name="ListLabel_20_28" text:visited-style-name="ListLabel_20_28"><text:span text:style-name="T3">linkedin.com/in/chris-munoz</text:span></text:a></text:p>
      <text:p text:style-name="P3" loext:marker-style-name="T1"/>
      <text:p text:style-name="P4" loext:marker-style-name="T5"><text:span text:style-name="T6">EXPERIENCE<text:line-break/>Security Operations Engineer (Remote), </text:span><text:span text:style-name="T5">Log(N) Pacific</text:span><text:span text:style-name="T6">, <text:tab/><text:tab/><text:tab/><text:tab/> <text:s/></text:span><text:span text:style-name="T5">Jan 2024 – Present</text:span></text:p>
      <text:list xml:id="list2967214446" text:style-name="WWNum2">
        <text:list-item>
          <text:p text:style-name="P5" loext:marker-style-name="T4"><text:span text:style-name="T4">Triaged 50+ endpoint and cloud alerts weekly using Defender, Sentinel, and Elastic; escalated confirmed threats with root cause and impact</text:span><text:span text:style-name="T4"/></text:p>
        </text:list-item>
        <text:list-item>
          <text:p text:style-name="P5" loext:marker-style-name="T4"><text:span text:style-name="T4">Hunted for anomalies across 100+ endpoints using Sysmon and Defender telemetry, surfacing 20+ suspicious behaviors including persistence and C2 beacons</text:span><text:span text:style-name="T4"/></text:p>
        </text:list-item>
        <text:list-item>
          <text:p text:style-name="P5" loext:marker-style-name="T4"><text:span text:style-name="T4">Built and tested 15+ custom detection rules mapped to MITRE ATT&amp;CK; triggered auto-isolation on high-confidence hits during red team simulations</text:span><text:span text:style-name="T4"/></text:p>
        </text:list-item>
        <text:list-item>
          <text:p text:style-name="P5" loext:marker-style-name="T4"><text:span text:style-name="T4">Authored detailed IR reports with IOCs, kill chain timelines, and remediation guidance for 5+ multi-stage attack scenarios</text:span><text:span text:style-name="T4"/></text:p>
        </text:list-item>
        <text:list-item>
          <text:p text:style-name="P5" loext:marker-style-name="T4"><text:span text:style-name="T4">Created Sentinel dashboards surfacing brute force attempts and lateral movement; reduced triage time by 40%</text:span><text:span text:style-name="T4"/></text:p>
        </text:list-item>
      </text:list>
      <text:p text:style-name="P6" loext:marker-style-name="T7"/>
      <text:p text:style-name="P7" loext:marker-style-name="T5"><text:span text:style-name="T6">IT Support Engineer, </text:span><text:span text:style-name="T5">The Riverside Church In New York</text:span><text:span text:style-name="T6">, <text:s text:c="54"/></text:span><text:span text:style-name="T5">Aug 2023 – July 2025</text:span></text:p>
      <text:list text:style-name="WWNum1">
        <text:list-item>
          <text:p text:style-name="P8" loext:marker-style-name="T4"><text:span text:style-name="T4">Administered AD for 100+ users; enforced MFA and access controls, reducing auth incidents</text:span><text:span text:style-name="T4"/></text:p>
        </text:list-item>
        <text:list-item>
          <text:p text:style-name="P8" loext:marker-style-name="T4"><text:span text:style-name="T4">Investigated VoIP issues via packet tracing; coordinated VLAN fixes for 20+ phones with MSP</text:span><text:span text:style-name="T4"/></text:p>
        </text:list-item>
        <text:list-item>
          <text:p text:style-name="P8" loext:marker-style-name="T4"><text:span text:style-name="T4">Deployed EDR across 30+ endpoints and cut phishing incidents by 40% via enhanced filtering and targeted user training</text:span><text:span text:style-name="T4"/></text:p>
        </text:list-item>
        <text:list-item>
          <text:p text:style-name="P8" loext:marker-style-name="T8"><text:span text:style-name="T8">Led comms and recovery during a 50+ user network outage; triaged root cause with IT Director and restored operations under pressure</text:span><text:span text:style-name="T8"/></text:p>
        </text:list-item>
      </text:list>
      <text:p text:style-name="P9" loext:marker-style-name="T4"/>
      <text:p text:style-name="P7" loext:marker-style-name="T5"><text:span text:style-name="T6">IT Consultant, </text:span><text:span text:style-name="T9">Freelance</text:span><text:span text:style-name="T6">, <text:s text:c="109"/></text:span><text:span text:style-name="T9">Jan</text:span><text:span text:style-name="T5"> 2022 – Aug 2023</text:span></text:p>
      <text:list text:continue-numbering="true" text:style-name="WWNum1">
        <text:list-item>
          <text:p text:style-name="P8" loext:marker-style-name="T4"><text:span text:style-name="T4">Deployed and secured pfSense firewalls for SOHO clients: hardened rulesets, segmented networks with VLANs, and enabled IDS/IPS via pfBlocker and Suricata</text:span><text:span text:style-name="T4"/></text:p>
        </text:list-item>
        <text:list-item>
          <text:p text:style-name="P8" loext:marker-style-name="T4"><text:span text:style-name="T4">Enabled secure remote access for remote users via OpenVPN and WireGuard on pfSense; implemented role-based access and strong encryption defaults</text:span><text:span text:style-name="T4"/></text:p>
        </text:list-item>
      </text:list>
      <text:p text:style-name="P10" loext:marker-style-name="T7"/>
      <text:p text:style-name="P4" loext:marker-style-name="T5"><text:span text:style-name="T6">SECURITY PROJECTS, </text:span><text:span text:style-name="T5">Adversary Simulation | Azure SOC | Detection Engineering | Threat Hunting</text:span></text:p>
      <text:list text:continue-list="list2967214446" text:style-name="WWNum2">
        <text:list-item>
          <text:p text:style-name="P5" loext:marker-style-name="T4"><text:span text:style-name="Strong_20_Emphasis"><text:span text:style-name="T10">Documented advanced incident response scenarios</text:span></text:span><text:span text:style-name="T4"> (Red Canary–style) to demonstrate technical depth, decision-making, and executive-level communication</text:span></text:p>
        </text:list-item>
        <text:list-item>
          <text:p text:style-name="P5" loext:marker-style-name="T4"><text:span text:style-name="T4">Reconstructed insider threat using MDE and Sentinel to detect abnormal access patterns and persistence; mapped detection rules to MITRE ATT&amp;CK (e.g., T1078, T1547) analysis and deployed operational detection rules</text:span><text:span text:style-name="T4"/></text:p>
        </text:list-item>
        <text:list-item>
          <text:p text:style-name="P5" loext:marker-style-name="T4"><text:span text:style-name="Strong_20_Emphasis"><text:span text:style-name="T10">Engineered secure Linux onboarding pipeline</text:span></text:span><text:span text:style-name="T4"> using Ansible, LUKS (Artix), and YubiKey/GPG-based root unlock (Gentoo)</text:span></text:p>
        </text:list-item>
        <text:list-item>
          <text:p text:style-name="P5" loext:marker-style-name="T4"><text:span text:style-name="Strong_20_Emphasis"><text:span text:style-name="T10">Investigated and mitigated a cloud backup incident</text:span></text:span><text:span text:style-name="T4"> through forensic CLI and metadata analysis; implemented telemetry-based monitoring to prevent recurrence</text:span></text:p>
        </text:list-item>
      </text:list>
      <text:p text:style-name="P11" loext:marker-style-name="T7"/>
      <text:p text:style-name="P4" loext:marker-style-name="T7"><text:span text:style-name="T6">CERTIFICATIONS</text:span><text:span text:style-name="T7"><text:tab/></text:span></text:p>
      <text:p text:style-name="P2" loext:marker-style-name="T4"><text:span text:style-name="T4">ISC2 SSCP</text:span><text:span text:style-name="T4"/></text:p>
      <text:p text:style-name="P2" loext:marker-style-name="T4"><text:span text:style-name="T4">CompTIA CySA+ | PenTest+ | Security+</text:span><text:span text:style-name="T4"/></text:p>
      <text:p text:style-name="P2" loext:marker-style-name="T4"><text:span text:style-name="T4">CCNA (Cisco Certified Network Associate)</text:span><text:span text:style-name="T4"/></text:p>
      <text:p text:style-name="P2" loext:marker-style-name="T4"><text:span text:style-name="T4">TCM PJPT (In Progress)</text:span><text:span text:style-name="T4"/></text:p>
      <text:p text:style-name="P7"/>
      <text:p text:style-name="P4" loext:marker-style-name="T5"><text:span text:style-name="T6">EDUCATION</text:span><text:span text:style-name="T6"/></text:p>
      <text:p text:style-name="P2" loext:marker-style-name="T4"><text:span text:style-name="T4">B.S. in Cybersecurity and Information Assurance <text:s text:c="48"/>Western Governors University</text:span><text:span text:style-name="T4"/></text:p>
      <text:p text:style-name="P12" loext:marker-style-name="T4"/>
      <text:p text:style-name="P4" loext:marker-style-name="T5"><text:span text:style-name="T6">TECHNICAL SKILLS</text:span><text:span text:style-name="T6"/></text:p>
      <text:p text:style-name="P4" loext:marker-style-name="T4"><text:span text:style-name="T11">Security &amp; Detection</text:span><text:span text:style-name="T4">: Incident Response, Threat Hunting, Detection Engineering, Identity-Based Threats, MITRE ATT&amp;CK, SIEM (Sentinel), EDR (Defender), KQL, Sysmon, pfSense NGFW, Zero Trust, WAF, ZTNA/SASE, NIST 800-61/53</text:span></text:p>
      <text:p text:style-name="P13" loext:marker-style-name="T4"><text:span text:style-name="T12">Systems &amp; Access Control</text:span><text:span text:style-name="T4">: Active Directory, MFA, GPO, NSG, Ansible, PowerShell, Bash, Python, SQL, Git, Azure,</text:span></text:p>
      <text:p text:style-name="P4" loext:marker-style-name="T1"><text:span text:style-name="T12">Encryption &amp; Tooling:</text:span><text:span text:style-name="T4"> Rclone, GPG, LUKS, YubiKey, Wireshark, OWASP ZAP, Burp Suit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OpenSymbol" svg:font-family="Open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fo:hyphenation-keep="page" loext:hyphenation-keep-type="column" style:punctuation-wrap="hanging" style:writing-mode="lr-tb"/>
      <style:text-properties style:use-window-font-color="true" loext:opacity="0%" style:font-name="Calibri" fo:font-family="Calibri" style:font-family-generic="swiss" fo:font-size="11pt" fo:language="en" fo:country="US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normal1" style:next-style-name="normal1" style:class="chapter">
      <style:paragraph-properties fo:margin-top="0.1665in" fo:margin-bottom="0.0417in" style:contextual-spacing="false" fo:line-height="100%" fo:keep-together="always" fo:break-before="auto" fo:break-after="auto" fo:keep-with-next="always"/>
      <style:text-properties fo:font-variant="normal" fo:text-transform="none" style:font-name="Arial" fo:font-family="Arial" style:font-family-generic="swiss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1" style:next-style-name="normal1" style:class="chapter">
      <style:paragraph-properties fo:margin-top="0.1665in" fo:margin-bottom="0.0417in" style:contextual-spacing="false" fo:line-height="100%" fo:keep-together="always" fo:break-before="auto" fo:break-after="auto" fo:keep-with-next="always"/>
      <style:text-properties fo:font-variant="normal" fo:text-transform="none" style:font-name="Arial" fo:font-family="Arial" style:font-family-generic="swiss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1" style:next-style-name="normal1" style:class="chapter">
      <style:paragraph-properties fo:margin-top="0.1665in" fo:margin-bottom="0.0417in" style:contextual-spacing="false" fo:line-height="100%" fo:keep-together="always" fo:break-before="auto" fo:break-after="auto" fo:keep-with-next="always"/>
      <style:text-properties fo:font-variant="normal" fo:text-transform="none" style:font-name="Arial" fo:font-family="Arial" style:font-family-generic="swiss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1" style:next-style-name="normal1" style:class="chapter">
      <style:paragraph-properties fo:margin-top="0.1665in" fo:margin-bottom="0.0417in" style:contextual-spacing="false" fo:line-height="100%" fo:keep-together="always" fo:break-before="auto" fo:break-after="auto" fo:keep-with-next="always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1" style:next-style-name="normal1" style:class="chapter">
      <style:paragraph-properties fo:margin-top="0.1665in" fo:margin-bottom="0.0417in" style:contextual-spacing="false" fo:line-height="100%" fo:keep-together="always" fo:break-before="auto" fo:break-after="auto" fo:keep-with-next="always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1" style:next-style-name="normal1" style:class="chapter">
      <style:paragraph-properties fo:margin-top="0.1665in" fo:margin-bottom="0.0417in" style:contextual-spacing="false" fo:line-height="100%" fo:keep-together="always" fo:break-before="auto" fo:break-after="auto" fo:keep-with-next="always"/>
      <style:text-properties fo:font-variant="normal" fo:text-transform="none" fo:font-weight="bold" style:font-weight-asian="bold"/>
    </style:style>
    <style:style style:name="normal1" style:family="paragraph">
      <style:paragraph-properties fo:margin-top="0in" fo:margin-bottom="0.139in" style:contextual-spacing="false" fo:line-height="115%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Calibri" fo:font-family="Calibri" style:font-family-generic="swiss" fo:font-size="11pt" fo:language="en" fo:country="US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normal1" style:next-style-name="normal1" style:class="chapter">
      <style:paragraph-properties fo:margin-top="0.1665in" fo:margin-bottom="0.0417in" style:contextual-spacing="false" fo:line-height="100%" fo:text-align="center" style:justify-single-word="false" fo:keep-together="always" fo:break-before="auto" fo:break-after="auto" fo:keep-with-next="always"/>
      <style:text-properties fo:font-variant="normal" fo:text-transform="none" style:font-name="Arial" fo:font-family="Arial" style:font-family-generic="swiss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1" style:next-style-name="normal1" style:class="chapter">
      <style:paragraph-properties fo:margin-top="0in" fo:margin-bottom="0.0417in" style:contextual-spacing="false" fo:line-height="100%" fo:text-align="center" style:justify-single-word="false" fo:keep-together="always" fo:break-before="auto" fo:break-after="auto" fo:keep-with-next="always"/>
      <style:text-properties fo:font-variant="normal" fo:text-transform="none" style:font-name="Arial" fo:font-family="Arial" style:font-family-generic="swiss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" style:display-name="ListLabel 10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1" style:display-name="ListLabel 11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color="#1155cc" loext:opacity="100%" fo:font-size="10pt" style:text-underline-style="solid" style:text-underline-width="auto" style:text-underline-color="font-color" style:font-size-asian="10pt" style:font-size-complex="10pt"/>
    </style:style>
    <style:style style:name="ListLabel_20_29" style:display-name="ListLabel 29" style:family="text">
      <style:text-properties fo:font-size="10pt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Wingdings 2'" style:font-style-name="Regular" style:font-pitch="variable" style:font-charset="x-symbol"/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Wingdings 2'" style:font-style-name="Regular" style:font-pitch="variable" style:font-charset="x-symbol"/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Wingdings 2'" style:font-style-name="Regular" style:font-pitch="variable" style:font-charset="x-symbol"/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1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Wingdings 2'" style:font-style-name="Regular" style:font-pitch="variable" style:font-charset="x-symbol"/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3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Wingdings 2'" style:font-style-name="Regular" style:font-pitch="variable" style:font-charset="x-symbol"/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6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Wingdings 2'" style:font-style-name="Regular" style:font-pitch="variable" style:font-charset="x-symbol"/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1">
      <style:paragraph-properties fo:margin-top="0in" fo:margin-bottom="0in" style:contextual-spacing="false" fo:line-height="100%" fo:text-align="justify" style:justify-single-word="false" fo:orphans="0" fo:widows="0"/>
      <style:text-properties fo:font-size="10pt" style:font-size-asian="10pt" style:font-size-complex="10pt"/>
    </style:style>
    <style:style style:name="MP2" style:family="paragraph" style:parent-style-name="normal1">
      <style:paragraph-properties fo:margin-top="0in" fo:margin-bottom="0in" style:contextual-spacing="false" fo:line-height="100%" fo:text-align="start" style:justify-single-word="false" fo:keep-together="auto" fo:orphans="0" fo:widows="0" fo:break-before="auto" fo:break-after="auto" fo:keep-with-next="auto"/>
    </style:style>
    <style:style style:name="MP3" style:family="paragraph" style:parent-style-name="normal1">
      <style:paragraph-properties fo:margin-top="0in" fo:margin-bottom="0in" style:contextual-spacing="false" fo:line-height="100%" fo:text-align="start" style:justify-single-word="false" fo:orphans="0" fo:widows="0"/>
      <style:text-properties fo:font-size="10pt" style:font-size-asian="10pt" style:font-size-complex="10pt"/>
    </style:style>
    <style:style style:name="MP4" style:family="paragraph" style:parent-style-name="Footer">
      <style:paragraph-properties fo:margin-top="0in" fo:margin-bottom="0.139in" style:contextual-spacing="false"/>
    </style:style>
    <style:style style:name="MP5" style:family="paragraph" style:parent-style-name="normal1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 loext:marker-style-name="MT1"/>
        <text:p text:style-name="MP2"/>
      </style:header>
      <style:header-first>
        <text:p text:style-name="MP3" loext:marker-style-name="MT1"/>
      </style:header-first>
      <style:footer>
        <text:p text:style-name="MP4"/>
      </style:footer>
      <style:footer-first>
        <text:p text:style-name="MP5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language>en-US</dc:language>
    <meta:print-date>2025-07-17T14:14:39</meta:print-date>
    <dc:date>2025-07-29T07:38:46.153622277</dc:date>
    <meta:editing-cycles>43</meta:editing-cycles>
    <meta:editing-duration>PT16H14M2S</meta:editing-duration>
    <meta:generator>LibreOffice/25.2.4.3$Linux_X86_64 LibreOffice_project/520$Build-3</meta:generator>
    <meta:document-statistic meta:table-count="0" meta:image-count="0" meta:object-count="0" meta:page-count="1" meta:paragraph-count="34" meta:word-count="432" meta:character-count="3295" meta:non-whitespace-character-count="2691"/>
    <meta:user-defined meta:name="AppVersion">15.0000</meta:user-defined>
  </office:meta>
</office:document-meta>
</file>